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cb85" officeooo:paragraph-rsid="0007cb85"/>
    </style:style>
    <style:style style:name="P2" style:family="paragraph" style:parent-style-name="Standard">
      <style:text-properties fo:color="#ff3333" officeooo:rsid="0007cb85" officeooo:paragraph-rsid="0007cb85" fo:background-color="transparent"/>
    </style:style>
    <style:style style:name="P3" style:family="paragraph" style:parent-style-name="Standard">
      <style:text-properties fo:color="#ff3333" officeooo:rsid="0007cb85" officeooo:paragraph-rsid="0007cb85"/>
    </style:style>
    <style:style style:name="P4" style:family="paragraph" style:parent-style-name="Standard">
      <style:text-properties officeooo:rsid="0007cb85" officeooo:paragraph-rsid="0007cb85"/>
    </style:style>
    <style:style style:name="P5" style:family="paragraph" style:parent-style-name="Standard">
      <style:text-properties officeooo:rsid="0007cf11" officeooo:paragraph-rsid="0007cf11"/>
    </style:style>
    <style:style style:name="P6" style:family="paragraph" style:parent-style-name="Standard">
      <style:text-properties fo:color="#ff3333" officeooo:rsid="0007cf11" officeooo:paragraph-rsid="0007cf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hy is the % character a “modulus” and not a “percent”?</text:p>
      <text:p text:style-name="P1">Mostly that’s just how the designers chose to use that symbol. In normal writing, you are correct</text:p>
      <text:p text:style-name="P1">to read it as a “percent.” In programming, this calculation is typically done with simple division</text:p>
      <text:p text:style-name="P1">and the / operator. The % modulus is a different operation that just happens to use the % symbol.</text:p>
      <text:p text:style-name="P3">How does % work?</text:p>
      <text:p text:style-name="P1">Another way to say it is “X divided by Y with J remaining.” For example, “100 divided by 16 with</text:p>
      <text:p text:style-name="P1">4 remaining.” The result of % is the J part, or the remaining part.</text:p>
      <text:p text:style-name="P3">What is the order of operations?</text:p>
      <text:p text:style-name="P1">In the United States we use an acronym called PEMDAS, which stands for Parentheses Exponents</text:p>
      <text:p text:style-name="P1">Multiplication Division Addition Subtraction. That’s the order Python follows as well.</text:p>
      <text:p text:style-name="P2">Why does / (divide) round down?</text:p>
      <text:p text:style-name="P1">It’s not really rounding down; it’s just dropping the fractional part after the decimal. Try doing</text:p>
      <text:p text:style-name="P1">7.0 / 4.0 and compare it to 7 / 4 and you’ll see the difference.</text:p>
      <text:p text:style-name="P6">Can I make a variable like this: 1 = 'Zed Shaw'?</text:p>
      <text:p text:style-name="P5">No, the 1 is not a valid variable name. They need to start with a character, so a1 would work, but</text:p>
      <text:p text:style-name="P5">1 will not.</text:p>
      <text:p text:style-name="P6">What does %s, %r, and %d do again?</text:p>
      <text:p text:style-name="P5">You’ll learn more about this as you continue, but they are “formatters.” They tell Python to take</text:p>
      <text:p text:style-name="P5">the variable on the right and put it in to replace the %s with its value.</text:p>
      <text:p text:style-name="P6">I don’t get it, what is a “formatter”? Huh?</text:p>
      <text:p text:style-name="P5">The problem with teaching you programming is that to understand many of my descriptions, you</text:p>
      <text:p text:style-name="P5">need to know how to do programming already. The way I solve this is I make you do something,</text:p>
      <text:p text:style-name="P5">and then I explain it later. When you run into these kinds of questions, write them down and see</text:p>
      <text:p text:style-name="P5">if I explain it later.</text:p>
      <text:p text:style-name="P6">How can I round a fl oating point number?</text:p>
      <text:p text:style-name="P5">You can use the round() function like this: round(1.7333).</text:p>
      <text:p text:style-name="P5">I get this error TypeError: 'str' object is not callable.</text:p>
      <text:p text:style-name="P5">You probably forgot the % between the string and the list of variables.</text:p>
      <text:p text:style-name="P6">Why does this not make sense to me?</text:p>
      <text:p text:style-name="P5">Try making the numbers in this script your measurements. It’s weird, but talking about yourself</text:p>
      <text:p text:style-name="P5">will make it seem more real.</text:p>
      <text:p text:style-name="P6">What is the difference between %r and %s?</text:p>
      <text:p text:style-name="P5">We use %r for debugging, since it displays the “raw” data of the variable, but we use %s and</text:p>
      <text:p text:style-name="P5">others for displaying to users.</text:p>
      <text:p text:style-name="P6">What’s the point of %s and %d when you can just use %r?</text:p>
      <text:p text:style-name="P5">The %r is best for debugging, and the other formats are for actually displaying variables to users.</text:p>
      <text:p text:style-name="P6">If you thought the joke was funny could you write hilarious = True?</text:p>
      <text:p text:style-name="P5">Yes, and you’ll learn more about these boolean values in Exercise 27.</text:p>
      <text:p text:style-name="P6">Why do you put ' (single- quotes) around some strings and not others?</text:p>
      <text:p text:style-name="P5">Mostly it’s because of style, but I’ll use a single- quote inside a string that has double- quotes. Look</text:p>
      <text:p text:style-name="P5">at line 10 to see how I’m doing that.</text:p>
      <text:p text:style-name="P6">I get the error TypeError: not all arguments converted during string formatting.</text:p>
      <text:p text:style-name="P5">You need to make sure that the line of code is exactly the same. What happens in this error is you</text:p>
      <text:p text:style-name="P5">have more % format characters in the string than variables to put in them. Go back and fi gure out</text:p>
      <text:p text:style-name="P5">what you did wrong.</text:p>
      <text:p text:style-name="P6">How does the “end” statement work?</text:p>
      <text:p text:style-name="P5">These are not really an “end statement,” but actually the names of variables that just happen to</text:p>
      <text:p text:style-name="P5">have the word “end” in them.</text:p>
      <text:p text:style-name="P6">Why are you using the variable named 'snow'?</text:p>
      <text:p text:style-name="P5">That’s actually not a variable: it is just a string with the word snow in it. A variable wouldn’t have</text:p>
      <text:p text:style-name="P5">the single- quotes around it.</text:p>
      <text:p text:style-name="P6">Is it normal to write an English comment for every line of code like you say to do in Study Drills <text:soft-page-break/>#1?</text:p>
      <text:p text:style-name="P5">No, normally you write comments only to explain diffi cult to understand code or why you did</text:p>
      <text:p text:style-name="P5">something. Why (or your motivation) is usually much more important, and then you try to write</text:p>
      <text:p text:style-name="P5">the code so that it explains how something is being done on its own. However, sometimes you just</text:p>
      <text:p text:style-name="P5">have to write such nasty code to solve a problem that it does need a comment on every line. In this</text:p>
      <text:p text:style-name="P5">case, though, it’s strictly for you to get better at translating from code to English.</text:p>
      <text:p text:style-name="P6">Can I use single- quotes or double- quotes to make a string or do they do different things?</text:p>
      <text:p text:style-name="P5">In Python either way to make a string is acceptable, although typically you’ll use single- quotes for</text:p>
      <text:p text:style-name="P5">any short strings like 'a' or 'snow'.</text:p>
      <text:p text:style-name="P6">Couldn’t you just not use the comma , and turn the last two lines into one single- line print?</text:p>
      <text:p text:style-name="P5">Yes, you could very easily, but then it’d be longer than 80 characters, which in Python is bad style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17:59.288175759</meta:creation-date>
    <dc:date>2015-12-18T17:17:00.298679444</dc:date>
    <meta:editing-duration>PT8M7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2" meta:paragraph-count="62" meta:word-count="819" meta:character-count="4304" meta:non-whitespace-character-count="3547"/>
  </office:meta>
</office:document-meta>
</file>